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80" style:font-name="DejaVu Sans Mono" fo:font-size="9pt" fo:font-weight="bold" officeooo:rsid="0008fb62" officeooo:paragraph-rsid="000d1970"/>
    </style:style>
    <style:style style:name="P13" style:family="paragraph" style:parent-style-name="Preformatted_20_Text">
      <style:text-properties fo:color="#000080" style:font-name="DejaVu Sans Mono" fo:font-size="9pt" fo:font-weight="bold" officeooo:rsid="000b4b63" officeooo:paragraph-rsid="000d1970"/>
    </style:style>
    <style:style style:name="P14" style:family="paragraph" style:parent-style-name="Preformatted_20_Text">
      <style:text-properties officeooo:rsid="0011b256" officeooo:paragraph-rsid="0011b256"/>
    </style:style>
    <style:style style:name="P15" style:family="paragraph" style:parent-style-name="Preformatted_20_Text">
      <style:text-properties officeooo:rsid="0012454b" officeooo:paragraph-rsid="0012454b"/>
    </style:style>
    <style:style style:name="P16" style:family="paragraph" style:parent-style-name="Preformatted_20_Text">
      <style:text-properties officeooo:paragraph-rsid="0013a904"/>
    </style:style>
    <style:style style:name="P17" style:family="paragraph" style:parent-style-name="Preformatted_20_Text">
      <style:text-properties officeooo:rsid="00156d43" officeooo:paragraph-rsid="00156d43"/>
    </style:style>
    <style:style style:name="P18" style:family="paragraph" style:parent-style-name="Preformatted_20_Text">
      <style:text-properties officeooo:rsid="00164e79" officeooo:paragraph-rsid="00164e79"/>
    </style:style>
    <style:style style:name="P19" style:family="paragraph" style:parent-style-name="Preformatted_20_Text">
      <style:text-properties officeooo:rsid="001e6acc" officeooo:paragraph-rsid="001e6acc"/>
    </style:style>
    <style:style style:name="P20" style:family="paragraph" style:parent-style-name="Standard">
      <style:text-properties officeooo:rsid="0002d5b9" officeooo:paragraph-rsid="0002d5b9"/>
    </style:style>
    <style:style style:name="P21" style:family="paragraph" style:parent-style-name="Standard">
      <style:text-properties officeooo:rsid="00074a01" officeooo:paragraph-rsid="000d1970"/>
    </style:style>
    <style:style style:name="P22" style:family="paragraph" style:parent-style-name="Standard">
      <style:text-properties officeooo:rsid="000886ec" officeooo:paragraph-rsid="000d1970"/>
    </style:style>
    <style:style style:name="P23" style:family="paragraph" style:parent-style-name="Standard">
      <style:text-properties officeooo:rsid="0008fb62" officeooo:paragraph-rsid="000d1970"/>
    </style:style>
    <style:style style:name="P24" style:family="paragraph" style:parent-style-name="Standard">
      <style:text-properties fo:color="#000080" style:font-name="DejaVu Sans Mono" fo:font-size="9pt" fo:font-weight="bold" officeooo:rsid="000b4b63" officeooo:paragraph-rsid="000d1970"/>
    </style:style>
    <style:style style:name="P25" style:family="paragraph" style:parent-style-name="Standard">
      <style:text-properties officeooo:rsid="000b4b63" officeooo:paragraph-rsid="000d1970"/>
    </style:style>
    <style:style style:name="P26" style:family="paragraph" style:parent-style-name="Standard">
      <style:text-properties fo:color="#000000" style:font-name="DejaVu Sans Mono" fo:font-size="11.3000001907349pt" officeooo:rsid="000b4b63" officeooo:paragraph-rsid="000d1970"/>
    </style:style>
    <style:style style:name="P27" style:family="paragraph" style:parent-style-name="Text_20_body">
      <style:text-properties fo:color="#000000" style:font-name="DejaVu Sans Mono" fo:font-size="11.3000001907349pt" officeooo:rsid="000705df" officeooo:paragraph-rsid="000705df"/>
    </style:style>
    <style:style style:name="P28" style:family="paragraph" style:parent-style-name="Text_20_body">
      <style:text-properties officeooo:rsid="0011973b" officeooo:paragraph-rsid="0011973b"/>
    </style:style>
    <style:style style:name="P29" style:family="paragraph" style:parent-style-name="Text_20_body">
      <style:text-properties officeooo:paragraph-rsid="001b4892"/>
    </style:style>
    <style:style style:name="P30" style:family="paragraph" style:parent-style-name="Heading_20_2">
      <style:text-properties fo:color="#000000" style:font-name="DejaVu Sans Mono" fo:font-size="11.3000001907349pt" officeooo:rsid="000705df" officeooo:paragraph-rsid="000705df"/>
    </style:style>
    <style:style style:name="P31" style:family="paragraph" style:parent-style-name="Heading_20_1">
      <style:text-properties officeooo:rsid="00074a01" officeooo:paragraph-rsid="000d1970"/>
    </style:style>
    <style:style style:name="P32" style:family="paragraph" style:parent-style-name="Heading_20_1">
      <style:text-properties officeooo:paragraph-rsid="000d1970"/>
    </style:style>
    <style:style style:name="P33" style:family="paragraph" style:parent-style-name="Heading_20_1">
      <style:text-properties officeooo:paragraph-rsid="0013a904"/>
    </style:style>
    <style:style style:name="P34" style:family="paragraph" style:parent-style-name="Table_20_Contents">
      <style:text-properties fo:font-size="2pt" officeooo:paragraph-rsid="000d1970" style:font-size-asian="2pt" style:font-size-complex="2pt"/>
    </style:style>
    <style:style style:name="P35" style:family="paragraph" style:parent-style-name="Table_20_Contents">
      <style:text-properties officeooo:paragraph-rsid="000d1970"/>
    </style:style>
    <style:style style:name="P36" style:family="paragraph" style:parent-style-name="Preformatted_20_Text">
      <style:paragraph-properties fo:margin-top="0in" fo:margin-bottom="0.1965in" loext:contextual-spacing="false"/>
    </style:style>
    <style:style style:name="P37" style:family="paragraph" style:parent-style-name="Standard">
      <style:text-properties fo:color="#000000" style:font-name="DejaVu Sans Mono" fo:font-size="11.3000001907349pt" officeooo:rsid="000d655f" officeooo:paragraph-rsid="000d655f"/>
    </style:style>
    <style:style style:name="P38" style:family="paragraph" style:parent-style-name="Text_20_body">
      <style:text-properties fo:color="#000000" style:font-name="DejaVu Sans Mono" fo:font-size="11.3000001907349pt" fo:font-weight="bold" officeooo:paragraph-rsid="001b4892"/>
    </style:style>
    <style:style style:name="P39" style:family="paragraph" style:parent-style-name="Text_20_body">
      <style:text-properties fo:color="#000000" style:font-name="DejaVu Sans Mono" fo:font-size="11.3000001907349pt" fo:font-weight="bold" officeooo:rsid="001b4892" officeooo:paragraph-rsid="001b4892"/>
    </style:style>
    <style:style style:name="P40" style:family="paragraph" style:parent-style-name="Text_20_body">
      <style:text-properties officeooo:rsid="001fe5d8" officeooo:paragraph-rsid="0023a7f4"/>
    </style:style>
    <style:style style:name="P41" style:family="paragraph" style:parent-style-name="Text_20_body" style:list-style-name="L2"/>
    <style:style style:name="P42" style:family="paragraph" style:parent-style-name="Text_20_body" style:list-style-name="L3">
      <style:text-properties officeooo:paragraph-rsid="0025efd5"/>
    </style:style>
    <style:style style:name="P43" style:family="paragraph" style:parent-style-name="Text_20_body" style:list-style-name="L5"/>
    <style:style style:name="P44" style:family="paragraph" style:parent-style-name="Preformatted_20_Text">
      <style:text-properties fo:color="#000000" style:font-name="DejaVu Sans Mono" fo:font-size="11.3000001907349pt" fo:font-weight="bold" officeooo:rsid="000d655f" officeooo:paragraph-rsid="000d655f"/>
    </style:style>
    <style:style style:name="P45" style:family="paragraph" style:parent-style-name="Preformatted_20_Text">
      <style:text-properties fo:color="#000000" style:font-name="DejaVu Sans Mono" fo:font-size="11.3000001907349pt" fo:font-weight="bold" officeooo:rsid="000e35b3" officeooo:paragraph-rsid="000e35b3"/>
    </style:style>
    <style:style style:name="P46" style:family="paragraph" style:parent-style-name="Preformatted_20_Text">
      <style:text-properties fo:color="#000000" style:font-name="DejaVu Sans Mono" fo:font-size="11.3000001907349pt" fo:font-weight="bold" officeooo:rsid="000f528d" officeooo:paragraph-rsid="000f528d"/>
    </style:style>
    <style:style style:name="P47" style:family="paragraph" style:parent-style-name="Preformatted_20_Text">
      <style:text-properties fo:color="#000000" style:font-name="DejaVu Sans Mono" fo:font-size="11.3000001907349pt" fo:font-weight="bold" officeooo:rsid="001067dc" officeooo:paragraph-rsid="001067dc"/>
    </style:style>
    <style:style style:name="P48" style:family="paragraph" style:parent-style-name="Preformatted_20_Text">
      <style:text-properties fo:color="#000000" style:font-name="DejaVu Sans Mono" fo:font-size="11.3000001907349pt" fo:font-weight="bold" officeooo:rsid="0011973b" officeooo:paragraph-rsid="0011973b"/>
    </style:style>
    <style:style style:name="P49" style:family="paragraph" style:parent-style-name="Preformatted_20_Text">
      <style:text-properties fo:color="#000000" style:font-name="DejaVu Sans Mono" fo:font-size="11.3000001907349pt" fo:font-weight="bold" officeooo:rsid="0011b256" officeooo:paragraph-rsid="0011b256"/>
    </style:style>
    <style:style style:name="P50" style:family="paragraph" style:parent-style-name="Preformatted_20_Text">
      <style:text-properties fo:color="#000000" style:font-name="DejaVu Sans Mono" fo:font-size="11.3000001907349pt" fo:font-weight="bold" officeooo:rsid="001b4892" officeooo:paragraph-rsid="001b4892"/>
    </style:style>
    <style:style style:name="P51" style:family="paragraph" style:parent-style-name="Preformatted_20_Text">
      <style:text-properties fo:color="#000000" style:font-name="DejaVu Sans Mono" fo:font-size="11.3000001907349pt" fo:font-weight="bold" officeooo:rsid="001fe5d8" officeooo:paragraph-rsid="001e6acc"/>
    </style:style>
    <style:style style:name="P52" style:family="paragraph" style:parent-style-name="Preformatted_20_Text">
      <style:text-properties officeooo:rsid="001fe5d8" officeooo:paragraph-rsid="001fe5d8"/>
    </style:style>
    <style:style style:name="P53" style:family="paragraph" style:parent-style-name="Preformatted_20_Text">
      <style:paragraph-properties fo:margin-top="0in" fo:margin-bottom="0.1965in" loext:contextual-spacing="false"/>
    </style:style>
    <style:style style:name="P54" style:family="paragraph" style:parent-style-name="Preformatted_20_Text">
      <style:paragraph-properties fo:margin-top="0in" fo:margin-bottom="0.1965in" loext:contextual-spacing="false"/>
      <style:text-properties officeooo:paragraph-rsid="0026cc44"/>
    </style:style>
    <style:style style:name="P55" style:family="paragraph" style:parent-style-name="Preformatted_20_Text">
      <style:paragraph-properties fo:margin-top="0in" fo:margin-bottom="0.1965in" loext:contextual-spacing="false"/>
      <style:text-properties officeooo:paragraph-rsid="00274331"/>
    </style:style>
    <style:style style:name="P56" style:family="paragraph" style:parent-style-name="Preformatted_20_Text">
      <style:paragraph-properties fo:margin-top="0in" fo:margin-bottom="0.1965in" loext:contextual-spacing="false"/>
      <style:text-properties officeooo:paragraph-rsid="00276185"/>
    </style:style>
    <style:style style:name="P57" style:family="paragraph" style:parent-style-name="Preformatted_20_Text">
      <style:paragraph-properties fo:margin-top="0in" fo:margin-bottom="0.1965in" loext:contextual-spacing="false"/>
      <style:text-properties officeooo:paragraph-rsid="002847c6"/>
    </style:style>
    <style:style style:name="P58"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9"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60" style:family="paragraph" style:parent-style-name="Heading_20_1">
      <style:paragraph-properties fo:margin-top="0in" fo:margin-bottom="0.1965in" loext:contextual-spacing="false"/>
      <style:text-properties officeooo:paragraph-rsid="00276185"/>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Warning:(9, 9) Kotlin version that is used for building with Gradle (1.2.0) differs from the one bundled into the IDE plugin (1.2.30)</text:p>
      <text:p text:style-name="P20"/>
      <text:p text:style-name="P20"/>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30"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27">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32" text:outline-level="1"><text:soft-page-break/>Paging With Network Sample</text:h>
      <text:p text:style-name="P21"><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21"/>
      <text:h text:style-name="P31" text:outline-level="1">Retrofit</text:h>
      <text:p text:style-name="P21"><text:a xlink:type="simple" xlink:href="http://square.github.io/retrofit/" text:style-name="Internet_20_link" text:visited-style-name="Visited_20_Internet_20_Link">http://square.github.io/retrofit/</text:a></text:p>
      <text:p text:style-name="P21"/>
      <text:p text:style-name="P22">jetpack → layout</text:p>
      <text:p text:style-name="P22"/>
      <text:p text:style-name="P23">swipe views 是change上面的TABS的</text:p>
      <text:p text:style-name="P23">actionbar 不如 toolbar？</text:p>
      <text:p text:style-name="P23"/>
      <text:p text:style-name="P12">BottomNavigationView</text:p>
      <text:p text:style-name="P12"/>
      <text:p text:style-name="P13">在reference里面查找</text:p>
      <text:p text:style-name="P13"/>
      <text:p text:style-name="P12"/>
      <table:table table:name="Table1" table:style-name="Table1">
        <table:table-column table:style-name="Table1.A"/>
        <table:table-column table:style-name="Table1.B"/>
        <table:table-row>
          <table:table-cell table:style-name="Table1.A1" office:value-type="string">
            <text:p text:style-name="P35"><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34"/>
          </table:table-cell>
        </table:table-row>
        <table:table-row>
          <table:table-cell table:style-name="Table1.A1" office:value-type="string">
            <text:p text:style-name="P35"><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34"/>
          </table:table-cell>
        </table:table-row>
        <table:table-row>
          <table:table-cell table:style-name="Table1.A1" office:value-type="string">
            <text:p text:style-name="P35"><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34"/>
          </table:table-cell>
        </table:table-row>
      </table:table>
      <text:p text:style-name="P12"/>
      <text:p text:style-name="P13"><text:span text:style-name="T9">User this one: </text:span>Bottomnavigationbar</text:p>
      <text:p text:style-name="P13"/>
      <text:p text:style-name="P12">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12"/>
      <text:p text:style-name="P24"><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12"/>
      <text:p text:style-name="P13">Bottom app bar</text:p>
      <text:p text:style-name="P13"/>
      <text:p text:style-name="P12">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12"/>
      <text:p text:style-name="P25"/>
      <text:p text:style-name="P25">bottom sheet</text:p>
      <text:p text:style-name="P26">底部对话框</text:p>
      <text:p text:style-name="P26"/>
      <text:p text:style-name="P37">fragment</text:p>
      <text:p text:style-name="P37"/>
      <text:p text:style-name="P44">appcompat:1.0.0-alpha1' </text:p>
      <text:p text:style-name="P45">what is it different from v7?</text:p>
      <text:p text:style-name="P45">Com.android.support:appcompat-v7</text:p>
      <text:p text:style-name="P45"/>
      <text:p text:style-name="P46">android:background=”?android:attr/windoBackground”</text:p>
      <text:p text:style-name="P46">app:itemIconTint</text:p>
      <text:p text:style-name="P46">app:itemTextColor</text:p>
      <text:p text:style-name="P46"/>
      <text:p text:style-name="P47">relativeLayout</text:p>
      <text:p text:style-name="P47">framelayout</text:p>
      <text:p text:style-name="P47"/>
      <text:p text:style-name="P47">relativelayout</text:p>
      <text:p text:style-name="P47">v4 fragment</text:p>
      <text:p text:style-name="P48"><text:soft-page-break/>combine viewpager with bottom nagivation, which is against material design?</text:p>
      <text:p text:style-name="P48"/>
      <text:p text:style-name="P49">Kotlin</text:p>
      <text:p text:style-name="P49"/>
      <text:p text:style-name="P14">For instance, we have a class with overloaded constructors. Note, all classes implicitly extend from <text:span text:style-name="Source_20_Text">java.lang.Object</text:span></text:p>
      <text:p text:style-name="P14"><text:span text:style-name="Source_20_Text"/></text:p>
      <text:p text:style-name="P14">class Base {</text:p>
      <text:p text:style-name="P14"><text:s/></text:p>
      <text:p text:style-name="P14"><text:s text:c="4"/>/**</text:p>
      <text:p text:style-name="P14"><text:s text:c="5"/>* The compiler inserts a call to Object construct. For example,</text:p>
      <text:p text:style-name="P14"><text:s text:c="5"/>*</text:p>
      <text:p text:style-name="P14"><text:s text:c="5"/>* In Kotlin:</text:p>
      <text:p text:style-name="P14"><text:s text:c="5"/>* constructor():super() { <text:s/>}</text:p>
      <text:p text:style-name="P14"><text:s text:c="5"/>*</text:p>
      <text:p text:style-name="P14"><text:s text:c="5"/>* In Java:</text:p>
      <text:p text:style-name="P14"><text:s text:c="5"/>*</text:p>
      <text:p text:style-name="P14"><text:s text:c="5"/>* public Base() { super(); }</text:p>
      <text:p text:style-name="P14"><text:s text:c="5"/>*</text:p>
      <text:p text:style-name="P14"><text:s text:c="5"/>*/</text:p>
      <text:p text:style-name="P14"><text:s text:c="4"/>constructor() { }</text:p>
      <text:p text:style-name="P14"><text:s/></text:p>
      <text:p text:style-name="P14"><text:s text:c="4"/>/**</text:p>
      <text:p text:style-name="P14"><text:s text:c="5"/>* The compiler inserts a call to Object construct. For example,</text:p>
      <text:p text:style-name="P14"><text:s text:c="5"/>*</text:p>
      <text:p text:style-name="P14"><text:s text:c="5"/>* In Kotlin:</text:p>
      <text:p text:style-name="P14"><text:s text:c="5"/>* <text:s text:c="2"/>constructor(p: String):super() { <text:s/>}</text:p>
      <text:p text:style-name="P14"><text:s text:c="5"/>*</text:p>
      <text:p text:style-name="P14"><text:s text:c="5"/>* to refer to the no-arg constructor of the current class:</text:p>
      <text:p text:style-name="P14"><text:s text:c="5"/>*</text:p>
      <text:p text:style-name="P14"><text:s text:c="5"/>* <text:s text:c="2"/>constructor(p: String):this() { <text:s/>}</text:p>
      <text:p text:style-name="P14"><text:s text:c="5"/>*</text:p>
      <text:p text:style-name="P14"><text:s text:c="5"/>* In Java:</text:p>
      <text:p text:style-name="P14"><text:s text:c="5"/>*</text:p>
      <text:p text:style-name="P14"><text:s text:c="5"/>* <text:s text:c="2"/>public Base(String p) { super(); }</text:p>
      <text:p text:style-name="P14"><text:s text:c="5"/>*</text:p>
      <text:p text:style-name="P14"><text:s text:c="5"/>* to refer to the no-arg constructor of the current class:</text:p>
      <text:p text:style-name="P14"><text:s text:c="5"/>*</text:p>
      <text:p text:style-name="P14"><text:s text:c="5"/>* <text:s text:c="2"/>public Base(String p) { this(); }</text:p>
      <text:p text:style-name="P14"><text:s text:c="5"/>*</text:p>
      <text:p text:style-name="P14"><text:s text:c="5"/>*/</text:p>
      <text:p text:style-name="P14"><text:s text:c="4"/>constructor(p: String): this() { }</text:p>
      <text:p text:style-name="P14">}</text:p>
      <text:p text:style-name="P14"/>
      <text:p text:style-name="P15"/>
      <text:p text:style-name="P15">insert missing methods need to implement: ctl+I</text:p>
      <text:p text:style-name="P15">delete current line: ctrl+Y</text:p>
      <text:p text:style-name="P15">override methods: ctrl+O</text:p>
      <text:p text:style-name="P15"/>
      <text:p text:style-name="P16"><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16"/>
      <text:p text:style-name="P16"/>
      <text:h text:style-name="P33" text:outline-level="1">JazzyViewPager</text:h>
      <text:p text:style-name="P18">An easy to use ViewPager that adds an awesome set of custom swiping animations. </text:p>
      <text:p text:style-name="P18"/>
      <text:p text:style-name="P17">https://github.com/jfeinstein10/JazzyViewPager</text:p>
      <text:p text:style-name="P48"/>
      <text:p text:style-name="P48"><text:soft-page-break/>日本版400的售价约合人民币4万多一点，进口到国内后预计在5万上下。4缸声浪再美，买不到也是白搭，所以NINJA400将会成为400cc级别里，最现实的神车之王</text:p>
      <text:p text:style-name="P48"/>
      <text:p text:style-name="P48"/>
      <text:p text:style-name="P28"><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36"><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36"><text:span text:style-name="Source_20_Text">}</text:span></text:p>
      <text:p text:style-name="P48"/>
      <text:p text:style-name="P50">android studio</text:p>
      <text:p text:style-name="P50"/>
      <text:p text:style-name="P29"><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8"/>
      <text:p text:style-name="P39">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36"><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36"><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19"><text:span text:style-name="T4">constructor goes </text:span><text:span text:style-name="T5">after</text:span><text:span text:style-name="T4"> </text:span><text:span text:style-name="T5">member declaration </text:span><text:span text:style-name="T6">and init block?</text:span></text:p>
      <text:p text:style-name="P51"/>
      <text:p text:style-name="P52"><text:span text:style-name="T4">in declaration block, you can not assign value to </text:span></text:p>
      <text:p text:style-name="P52"><text:span text:style-name="T4"/></text:p>
      <text:p text:style-name="P40"><text:span text:style-name="Source_20_Text"><text:span text:style-name="T4"><text:s/></text:span></text:span></text:p>
      <text:list xml:id="list5123739077895480746" text:style-name="L2">
        <text:list-item>
          <text:p text:style-name="P41">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6998725165131057115" text:style-name="L3">
        <text:list-item>
          <text:p text:style-name="P42">Fix crash when switching surface on Moto E(4) (<text:a xlink:type="simple" xlink:href="https://github.com/google/ExoPlayer/issues/4134" text:style-name="Internet_20_link" text:visited-style-name="Visited_20_Internet_20_Link">#4134</text:a>).</text:p>
        </text:list-item>
        <text:list-item>
          <text:p text:style-name="P42"><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7985373208459891257" text:style-name="L5">
        <text:list-item>
          <text:p text:style-name="P43">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36"><text:span text:style-name="Source_20_Text"><text:s text:c="12"/>}</text:span></text:p>
      <text:p text:style-name="P36"><text:span text:style-name="Source_20_Text"/></text:p>
      <text:p text:style-name="P54"><text:span text:style-name="Source_20_Text"><text:span text:style-name="T11">tennuling</text:span></text:span></text:p>
      <text:p text:style-name="P55"><text:soft-page-break/><text:span text:style-name="Source_20_Text"><text:span text:style-name="T12">concatenating is playlist?</text:span></text:span></text:p>
      <text:p text:style-name="P55"><text:span text:style-name="Source_20_Text"><text:span text:style-name="T12">Changing mediasourec wil cause gap</text:span></text:span></text:p>
      <text:p text:style-name="P55"><text:span text:style-name="Source_20_Text"/></text:p>
      <text:p text:style-name="P55"><text:span text:style-name="Source_20_Text">DynamicConcatenatingMediaSource</text:span></text:p>
      <text:p text:style-name="P55"><text:span text:style-name="Source_20_Text"/></text:p>
      <text:p text:style-name="P56"><text:span text:style-name="Source_20_Text"><text:span text:style-name="T13">player.seekTo(1, position)</text:span></text:span></text:p>
      <text:p text:style-name="P56"><text:span text:style-name="Source_20_Text"><text:span text:style-name="T13">timeline windows playlist</text:span></text:span></text:p>
      <text:p text:style-name="P56"><text:span text:style-name="Source_20_Text"><text:span text:style-name="T13">timeline has two windows window 0 window 1</text:span></text:span></text:p>
      <text:p text:style-name="P56"><text:span text:style-name="Source_20_Text"><text:span text:style-name="T13">passing a window index 1, go to the second playlist item</text:span></text:span></text:p>
      <text:p text:style-name="P56"><text:span text:style-name="Source_20_Text"><text:span text:style-name="T13">live mediasource</text:span></text:span></text:p>
      <text:p text:style-name="P56"><text:span text:style-name="Source_20_Text"/></text:p>
      <text:h text:style-name="P60" text:outline-level="1"><text:span text:style-name="Source_20_Text">ClippingMediaSource</text:span></text:h>
      <text:p text:style-name="P56"><text:span text:style-name="Source_20_Text"/></text:p>
      <text:p text:style-name="P56"><text:span text:style-name="Source_20_Text"><text:s/>exoPlayer.seekTo(currentPlayingSongIndex,0);</text:span></text:p>
      <text:p text:style-name="P56"><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36"><text:span text:style-name="Source_20_Text"><text:s text:c="4"/>}</text:span></text:p>
      <text:p text:style-name="P56"><text:span text:style-name="Source_20_Text">Quick question for you, do you release the player everytime you plan a new media by zapping? Or you just set a new mediaSource then play it?</text:span></text:p>
      <text:p text:style-name="P56"><text:span text:style-name="Source_20_Text">We've added PlayerView.setKeepContentOnPlayerReset for this.</text:span></text:p>
      <text:p text:style-name="P56"><text:span text:style-name="Source_20_Text">MediaCodecVideoTrackRenderer.setSurface() with a new Surface, playback will stop until a new sync frame is received. </text:span></text:p>
      <text:p text:style-name="P56"><text:span text:style-name="Source_20_Text"/></text:p>
      <text:p text:style-name="P56"><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6"><text:span text:style-name="Source_20_Text"/></text:p>
      <text:p text:style-name="P57"><text:span text:style-name="Source_20_Text"><text:span text:style-name="T14">good</text:span></text:span></text:p>
      <text:p text:style-name="P57"><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7"><text:span text:style-name="Source_20_Text"/></text:p>
      <text:p text:style-name="P57"><text:span text:style-name="Source_20_Text"><text:span text:style-name="T14">very good</text:span></text:span></text:p>
      <text:p text:style-name="P57"><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7"><text:span text:style-name="Source_20_Text"><text:s/></text:span></text:p>
      <text:p text:style-name="P57"><text:span text:style-name="Source_20_Text"><text:span text:style-name="T15">//var players = arrayListOf&lt;ExoPlayer&gt;()</text:span></text:span></text:p>
      <text:p text:style-name="P58">//var players <text:s/>= mutableMapOf&lt;String, SimpleExoPlayer&gt;()</text:p>
      <text:p text:style-name="P58"/>
      <text:p text:style-name="P59"><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9"><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9"><text:a xlink:type="simple" xlink:href="https://github.com/google/ExoPlayer/issues/3400" text:style-name="Internet_20_link" text:visited-style-name="Visited_20_Internet_20_Link">https://github.com/google/ExoPlayer/issues/3400</text:a></text:p>
      <text:p text:style-name="P59"><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9"><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9"><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9"/>
      <text:p text:style-name="P59"><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9"><text:a xlink:type="simple" xlink:href="https://github.com/google/ExoPlayer/issues/2843" text:style-name="Internet_20_link" text:visited-style-name="Visited_20_Internet_20_Link">https://github.com/google/ExoPlayer/issues/2843</text:a></text:p>
      <text:p text:style-name="P59"><text:a xlink:type="simple" xlink:href="https://github.com/google/ExoPlayer/issues/4134" text:style-name="Internet_20_link" text:visited-style-name="Visited_20_Internet_20_Link">https://github.com/google/ExoPlayer/issues/4134</text:a></text:p>
      <text:p text:style-name="P59"><text:a xlink:type="simple" xlink:href="https://github.com/google/ExoPlayer/issues/4104" text:style-name="Internet_20_link" text:visited-style-name="Visited_20_Internet_20_Link">https://github.com/google/ExoPlayer/issues/4104</text:a></text:p>
      <text:p text:style-name="P59"><text:a xlink:type="simple" xlink:href="https://github.com/google/ExoPlayer/issues/677" text:style-name="Internet_20_link" text:visited-style-name="Visited_20_Internet_20_Link">https://github.com/google/ExoPlayer/issues/677</text:a></text:p>
      <text:p text:style-name="P59"><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9"/>
      <text:p text:style-name="P57"><text:span text:style-name="Source_20_Text"/></text:p>
      <text:p text:style-name="P57"><text:span text:style-name="Source_20_Text"/></text:p>
      <text:p text:style-name="P54"><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6-25T07:09:03.095734584</dc:date>
    <meta:editing-duration>P2DT2H37M</meta:editing-duration>
    <meta:editing-cycles>21</meta:editing-cycles>
    <meta:generator>LibreOffice/5.1.6.2$Linux_X86_64 LibreOffice_project/10m0$Build-2</meta:generator>
    <meta:document-statistic meta:table-count="1" meta:image-count="2" meta:object-count="0" meta:page-count="8" meta:paragraph-count="191" meta:word-count="1209" meta:character-count="9193" meta:non-whitespace-character-count="7875"/>
  </office:meta>
</office:document-meta>
</file>